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fill="solid" draw:fill-color="#3333ff" draw:auto-grow-height="false" fo:min-height="0.749cm" fo:min-width="0.499cm" fo:wrap-option="no-wrap"/>
    </style:style>
    <style:style style:name="gr3" style:family="graphic" style:parent-style-name="standard">
      <style:graphic-properties draw:fill="solid" draw:fill-color="#ff3333" draw:auto-grow-height="false" fo:min-height="0.749cm" fo:min-width="0.499cm" fo:wrap-option="no-wrap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solid" draw:fill-color="#9900ff" draw:auto-grow-height="false" fo:min-height="0.749cm" fo:min-width="0.499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4cm" svg:height="1cm" svg:x="23cm" svg:y="1.5cm">
          <text:p>Set SaveFil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4.5cm" svg:height="3cm" svg:x="22.5cm" svg:y="9.5cm">
          <text:p>Save Current</text:p>
          <text:p>Matc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16.8cm">
          <text:p>Blue 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13.8cm">
          <text:p>Blue 2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10.8cm">
          <text:p>Blue 3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7.8cm">
          <text:p>Blue 4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.5cm" svg:height="3cm" svg:x="6cm" svg:y="4.8cm">
          <text:p>Blue 5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13.1cm">
          <text:p>Red 5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10.1cm">
          <text:p>Red 4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7.1cm">
          <text:p>Red 3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4.1cm">
          <text:p>Red 2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2.5cm" svg:height="3cm" svg:x="15cm" svg:y="1.1cm">
          <text:p>Red 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4" draw:text-style-name="P1" draw:layer="layout" svg:x1="8.5cm" svg:y1="11.5cm" svg:x2="15cm" svg:y2="9cm">
          <text:p/>
        </draw:line>
        <draw:custom-shape draw:style-name="gr5" draw:layer="layout" svg:width="3.5cm" svg:height="3cm" svg:x="10.5cm" svg:y="9cm">
          <text:p>Set</text:p>
          <text:p>Audience</text:p>
          <text:p>Defens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4.5cm" svg:height="1cm" svg:x="23cm" svg:y="3cm">
          <text:p>Set End Color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4.1.2.3$Windows_x86 LibreOffice_project/40b2d7fde7e8d2d7bc5a449dc65df4d08a7dd38</meta:generator>
    <dc:date>2016-02-21T15:51:12.655000000</dc:date>
    <dc:creator>Victoria Cook</dc:creator>
    <meta:document-statistic meta:object-count="15"/>
  </office:meta>
</office:document-meta>
</file>